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b69" officeooo:paragraph-rsid="000a9b69"/>
    </style:style>
    <style:style style:name="P2" style:family="paragraph" style:parent-style-name="Standard">
      <style:text-properties officeooo:rsid="000bc4ba" officeooo:paragraph-rsid="000bc4ba"/>
    </style:style>
    <style:style style:name="T1" style:family="text">
      <style:text-properties officeooo:rsid="000bc4ba"/>
    </style:style>
    <style:style style:name="T2" style:family="text">
      <style:text-properties officeooo:rsid="000c67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</text:p>
      <text:p text:style-name="P1">Cómo acrecentar la empleabilidad de los jóvenes y su crecimiento profesional. </text:p>
      <text:p text:style-name="P1"/>
      <text:p text:style-name="P1">Problema específico</text:p>
      <text:p text:style-name="P1">Falta de dinamismo en las plataformas de empleo y mapas de identificación de colectivos locales que pueden ofrecer soluciones a problemáticas <text:span text:style-name="T2">casi </text:span>inmediatas. </text:p>
      <text:p text:style-name="P1"/>
      <text:p text:style-name="P1">Justificación</text:p>
      <text:p text:style-name="P1">Las personas que se vuelven gestores culturales se enfrentan a que sus eventos o las locaciones se las aprueben muy tarde, por lo que terminan a veces sin la posibilidad de contratar artistas locales, o personas jóvenes que estén necesitando trabajo en ese instante y puedan enriquecer su evento. </text:p>
      <text:p text:style-name="P1"/>
      <text:p text:style-name="P2">También tenemos a los restauranteros o restauradores quienes gustan de contratar artistas para avivar el ambiente de su local. Sin embargo, varios de estos artistas suelen ser de otras localidades y no aseguran que se esté contribuyendo a la economía del lugar en el que se está dando la actividad económica. </text:p>
      <text:p text:style-name="P1"/>
      <text:p text:style-name="P1">Los mapas actuales como geoclick son estáticos e impiden que la gestión cultural se haga más rápido. En este toca buscar a los artistas por medio de facebook, escribirles un correo, esperar a que constesten o tener un amigo que los conozca y aún peor pedirle permiso a un funcionario para ver si este hace el favor algún día de pasar sus números. </text:p>
      <text:p text:style-name="P1"/>
      <text:p text:style-name="P1">También notamos qu ellos gestores de fiestas patrimoniales terminan olvidando a la juventud dado que ella no puede participar en las reuniones de preparación de las fiestas porque tienen otras responsabilidades. </text:p>
      <text:p text:style-name="P1"/>
      <text:p text:style-name="P1">La idea es crear una página web con despliegue en celular por ahora y a futuro una app que nos permita en tiempo real, conectar un cliente (gestor cultural: sea estudiante, comunidad, profesor, funcionario) con el artista o proveedor local que le permita acrecentar el desarrollo local inmediato de la economía. </text:p>
      <text:p text:style-name="P1"/>
      <text:p text:style-name="P1">El funcionamiento es parecido a beat, la persona interesada entra a la app y soicita una presentación musical de 20 minutos para un viernes, en una locación y hoy estamos a martes, la aplicación envía a todos los artistas locales en un rango deseado la información. EN la notificación se especifica precio de la presentación o si es gratis, que incluiría su trabajo: almuerzo, apoyo de transporte, certificado. <text:span text:style-name="T1">Si es del sector privado, se puede cargar la tarjeta de credito hasta el día de presentación del artista y ambos se presenten en el mismo lugar, entonces el cliente o el artista graben la presentación y se acepte que se debe pagar. En caso de ser público, se deberá especificar la fecha y condiciones de pago . La app va calificando a los artistas y a los clientes sean funcionarios o establecimientos para ayudar a acrecentar el ecosistema. 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07:59:08.690952843</meta:creation-date>
    <dc:date>2022-12-01T13:23:05.741467761</dc:date>
    <meta:editing-duration>PT4H52M36S</meta:editing-duration>
    <meta:editing-cycles>1</meta:editing-cycles>
    <meta:document-statistic meta:table-count="0" meta:image-count="0" meta:object-count="0" meta:page-count="1" meta:paragraph-count="11" meta:word-count="430" meta:character-count="2608" meta:non-whitespace-character-count="2180"/>
    <meta:generator>LibreOffice/6.4.7.2$Linux_X86_64 LibreOffice_project/40$Build-2</meta:generator>
  </office:meta>
</office:document-meta>
</file>